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sans1" svg:font-family="Lucidasans"/>
    <style:font-face style:name="SimHei" svg:font-family="SimHei"/>
    <style:font-face style:name="SimSun" svg:font-family="SimSun"/>
    <style:font-face style:name="AR PL KaitiM GB" svg:font-family="'AR PL KaitiM GB'" style:font-pitch="variable"/>
    <style:font-face style:name="AR PL SungtiL GB" svg:font-family="'AR PL SungtiL GB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</office:font-face-decls>
  <office:automatic-styles>
    <style:style style:name="表格1" style:family="table">
      <style:table-properties style:width="10.747cm" fo:margin-left="1.974cm" fo:margin-right="4.277cm" table:align="margins"/>
    </style:style>
    <style:style style:name="表格1.A" style:family="table-column">
      <style:table-column-properties style:column-width="3.41cm" style:rel-column-width="20790*"/>
    </style:style>
    <style:style style:name="表格1.B" style:family="table-column">
      <style:table-column-properties style:column-width="7.338cm" style:rel-column-width="44745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B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3" style:family="table">
      <style:table-properties style:width="13.57cm" fo:margin-left="1.319cm" fo:margin-right="2.11cm" table:align="margins"/>
    </style:style>
    <style:style style:name="表格3.A" style:family="table-column">
      <style:table-column-properties style:column-width="5.057cm" style:rel-column-width="24423*"/>
    </style:style>
    <style:style style:name="表格3.B" style:family="table-column">
      <style:table-column-properties style:column-width="8.513cm" style:rel-column-width="41112*"/>
    </style:style>
    <style:style style:name="表格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B1" style:family="table-cell">
      <style:table-cell-properties fo:padding="0.097cm" fo:border="0.002cm solid #000000"/>
    </style:style>
    <style:style style:name="表格3.A2" style:family="table-cell">
      <style:table-cell-properties fo:padding="0.097cm" fo:border-left="0.002cm solid #000000" fo:border-right="none" fo:border-top="none" fo:border-bottom="0.002cm solid #000000"/>
    </style:style>
    <style:style style:name="表格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" style:family="table" style:master-page-name="">
      <style:table-properties style:width="13.614cm" fo:margin-left="1.319cm" fo:margin-right="2.066cm" style:page-number="auto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表格2.A" style:family="table-column">
      <style:table-column-properties style:column-width="5.193cm" style:rel-column-width="24998*"/>
    </style:style>
    <style:style style:name="表格2.B" style:family="table-column">
      <style:table-column-properties style:column-width="8.421cm" style:rel-column-width="40537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.A3" style:family="table-cell">
      <style:table-cell-properties fo:padding="0.097cm" fo:border-left="0.002cm solid #000000" fo:border-right="none" fo:border-top="none" fo:border-bottom="0.002cm solid #000000"/>
    </style:style>
    <style:style style:name="表格2.25" style:family="table-row">
      <style:table-row-properties style:min-row-height="0.808cm"/>
    </style:style>
    <style:style style:name="P1" style:family="paragraph" style:parent-style-name="Header">
      <style:paragraph-properties fo:text-align="center" style:justify-single-word="false"/>
      <style:text-properties fo:font-size="10pt" style:font-name-asian="AR PL KaitiM GB" style:font-size-asian="10pt" style:font-size-complex="10pt"/>
    </style:style>
    <style:style style:name="P2" style:family="paragraph" style:parent-style-name="Standard">
      <style:text-properties style:font-name-asian="AR PL SungtiL GB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Footer">
      <style:paragraph-properties fo:text-align="center" style:justify-single-word="false"/>
      <style:text-properties style:font-name="AR PL KaitiM GB" fo:font-size="8pt" style:font-name-asian="AR PL KaitiM GB" style:font-size-asian="8pt" style:font-size-complex="8pt"/>
    </style:style>
    <style:style style:name="P6" style:family="paragraph" style:parent-style-name="Table_20_Contents">
      <style:text-properties style:font-name="AR PL SungtiL GB" style:font-name-asian="AR PL SungtiL GB" style:font-name-complex="Lucidasans"/>
    </style:style>
    <style:style style:name="P7" style:family="paragraph" style:parent-style-name="Table_20_Contents">
      <style:paragraph-properties fo:text-align="center" style:justify-single-word="false"/>
      <style:text-properties style:font-name="AR PL SungtiL GB" fo:font-size="14pt" fo:font-weight="bold" style:font-name-asian="AR PL SungtiL GB" style:font-size-asian="14pt" style:font-weight-asian="bold" style:font-name-complex="Lucidasans" style:font-size-complex="14pt" style:font-weight-complex="bold"/>
    </style:style>
    <style:style style:name="P8" style:family="paragraph" style:parent-style-name="Table_20_Contents">
      <style:text-properties style:font-name="AR PL SungtiL GB" style:text-underline-style="solid" style:text-underline-width="auto" style:text-underline-color="font-color" style:font-name-asian="AR PL SungtiL GB" style:font-name-complex="Lucidasans"/>
    </style:style>
    <style:style style:name="P9" style:family="paragraph" style:parent-style-name="Text_20_body">
      <style:text-properties style:font-name="AR PL SungtiL GB" style:font-name-asian="AR PL SungtiL GB"/>
    </style:style>
    <style:style style:name="P10" style:family="paragraph" style:parent-style-name="Text_20_body">
      <style:paragraph-properties fo:margin-top="0.423cm" fo:margin-bottom="0.212cm"/>
      <style:text-properties style:font-name="AR PL SungtiL GB" style:font-name-asian="AR PL SungtiL GB" style:font-name-complex="Lucidasans"/>
    </style:style>
    <style:style style:name="P11" style:family="paragraph" style:parent-style-name="Heading_20_1">
      <style:text-properties style:font-name="AR PL SungtiL GB" style:font-name-asian="AR PL SungtiL GB"/>
    </style:style>
    <style:style style:name="P12" style:family="paragraph" style:parent-style-name="Heading_20_1">
      <style:paragraph-properties fo:margin-top="0.423cm" fo:margin-bottom="0.212cm" fo:keep-with-next="always"/>
      <style:text-properties style:font-name="AR PL SungtiL GB" style:font-name-asian="AR PL SungtiL GB" style:font-name-complex="Lucidasans"/>
    </style:style>
    <style:style style:name="P13" style:family="paragraph" style:parent-style-name="Text_20_body" style:list-style-name="L1">
      <style:paragraph-properties fo:margin-top="0.423cm" fo:margin-bottom="0.212cm"/>
      <style:text-properties style:font-name="AR PL SungtiL GB" style:font-name-asian="AR PL SungtiL GB" style:font-name-complex="Lucidasans"/>
    </style:style>
    <style:style style:name="P14" style:family="paragraph" style:parent-style-name="Text_20_body" style:list-style-name="L2">
      <style:paragraph-properties fo:margin-top="0.423cm" fo:margin-bottom="0.212cm"/>
      <style:text-properties style:font-name="AR PL SungtiL GB" style:font-name-asian="AR PL SungtiL GB" style:font-name-complex="Lucidasans"/>
    </style:style>
    <style:style style:name="P15" style:family="paragraph" style:parent-style-name="Table_20_Contents">
      <style:text-properties style:font-name="AR PL SungtiL GB" style:font-name-asian="AR PL SungtiL GB" style:font-name-complex="Lucidasans"/>
    </style:style>
    <style:style style:name="P16" style:family="paragraph" style:parent-style-name="Heading_20_5">
      <style:paragraph-properties fo:margin-top="0.423cm" fo:margin-bottom="0.212cm" fo:keep-with-next="always"/>
      <style:text-properties style:font-name="AR PL SungtiL GB" style:font-name-asian="AR PL SungtiL GB" style:font-name-complex="Lucidasans"/>
    </style:style>
    <style:style style:name="P17" style:family="paragraph" style:parent-style-name="Heading_20_5">
      <style:paragraph-properties fo:margin-top="0.423cm" fo:margin-bottom="0.212cm"/>
      <style:text-properties style:font-name="AR PL SungtiL GB" style:font-name-asian="AR PL SungtiL GB" style:font-name-complex="Lucidasans"/>
    </style:style>
    <style:style style:name="P18" style:family="paragraph">
      <style:paragraph-properties fo:text-align="center"/>
    </style:style>
    <style:style style:name="T1" style:family="text">
      <style:text-properties style:font-name="AR PL KaitiM GB" fo:font-size="14pt" style:font-name-asian="AR PL KaitiM GB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fo:color="#000080" style:text-underline-style="solid" style:text-underline-width="auto" style:text-underline-color="font-color" style:font-name-asian="AR PL SungtiL GB"/>
    </style:style>
    <style:style style:name="T6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1.251cm" text:min-label-width="0.635cm"/>
      </text:list-level-style-number>
      <text:list-level-style-number text:level="2" text:style-name="Numbering_20_Symbols" style:num-suffix="." style:num-format="1">
        <style:list-level-properties text:space-before="2.521cm" text:min-label-width="0.635cm"/>
      </text:list-level-style-number>
      <text:list-level-style-number text:level="3" text:style-name="Numbering_20_Symbols" style:num-suffix="." style:num-format="1">
        <style:list-level-properties text:space-before="3.791cm" text:min-label-width="0.635cm"/>
      </text:list-level-style-number>
      <text:list-level-style-number text:level="4" text:style-name="Numbering_20_Symbols" style:num-suffix="." style:num-format="1">
        <style:list-level-properties text:space-before="5.061cm" text:min-label-width="0.635cm"/>
      </text:list-level-style-number>
      <text:list-level-style-number text:level="5" text:style-name="Numbering_20_Symbols" style:num-suffix="." style:num-format="1">
        <style:list-level-properties text:space-before="6.331cm" text:min-label-width="0.635cm"/>
      </text:list-level-style-number>
      <text:list-level-style-number text:level="6" text:style-name="Numbering_20_Symbols" style:num-suffix="." style:num-format="1">
        <style:list-level-properties text:space-before="7.601cm" text:min-label-width="0.635cm"/>
      </text:list-level-style-number>
      <text:list-level-style-number text:level="7" text:style-name="Numbering_20_Symbols" style:num-suffix="." style:num-format="1">
        <style:list-level-properties text:space-before="8.871cm" text:min-label-width="0.635cm"/>
      </text:list-level-style-number>
      <text:list-level-style-number text:level="8" text:style-name="Numbering_20_Symbols" style:num-suffix="." style:num-format="1">
        <style:list-level-properties text:space-before="10.141cm" text:min-label-width="0.635cm"/>
      </text:list-level-style-number>
      <text:list-level-style-number text:level="9" text:style-name="Numbering_20_Symbols" style:num-suffix="." style:num-format="1">
        <style:list-level-properties text:space-before="11.411cm" text:min-label-width="0.635cm"/>
      </text:list-level-style-number>
      <text:list-level-style-number text:level="10" text:style-name="Numbering_20_Symbols" style:num-suffix="." style:num-format="1">
        <style:list-level-properties text:space-before="12.681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51cm" text:min-label-width="0.635cm"/>
      </text:list-level-style-number>
      <text:list-level-style-number text:level="2" text:style-name="Numbering_20_Symbols" style:num-suffix="." style:num-format="1">
        <style:list-level-properties text:space-before="2.521cm" text:min-label-width="0.635cm"/>
      </text:list-level-style-number>
      <text:list-level-style-number text:level="3" text:style-name="Numbering_20_Symbols" style:num-suffix="." style:num-format="1">
        <style:list-level-properties text:space-before="3.791cm" text:min-label-width="0.635cm"/>
      </text:list-level-style-number>
      <text:list-level-style-number text:level="4" text:style-name="Numbering_20_Symbols" style:num-suffix="." style:num-format="1">
        <style:list-level-properties text:space-before="5.061cm" text:min-label-width="0.635cm"/>
      </text:list-level-style-number>
      <text:list-level-style-number text:level="5" text:style-name="Numbering_20_Symbols" style:num-suffix="." style:num-format="1">
        <style:list-level-properties text:space-before="6.331cm" text:min-label-width="0.635cm"/>
      </text:list-level-style-number>
      <text:list-level-style-number text:level="6" text:style-name="Numbering_20_Symbols" style:num-suffix="." style:num-format="1">
        <style:list-level-properties text:space-before="7.601cm" text:min-label-width="0.635cm"/>
      </text:list-level-style-number>
      <text:list-level-style-number text:level="7" text:style-name="Numbering_20_Symbols" style:num-suffix="." style:num-format="1">
        <style:list-level-properties text:space-before="8.871cm" text:min-label-width="0.635cm"/>
      </text:list-level-style-number>
      <text:list-level-style-number text:level="8" text:style-name="Numbering_20_Symbols" style:num-suffix="." style:num-format="1">
        <style:list-level-properties text:space-before="10.141cm" text:min-label-width="0.635cm"/>
      </text:list-level-style-number>
      <text:list-level-style-number text:level="9" text:style-name="Numbering_20_Symbols" style:num-suffix="." style:num-format="1">
        <style:list-level-properties text:space-before="11.411cm" text:min-label-width="0.635cm"/>
      </text:list-level-style-number>
      <text:list-level-style-number text:level="10" text:style-name="Numbering_20_Symbols" style:num-suffix="." style:num-format="1">
        <style:list-level-properties text:space-before="12.681cm" text:min-label-width="0.635cm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@config模块使用手册@</text:p>
      <text:p text:style-name="Standard"/>
      <text:p text:style-name="P2">当前版本: V0.2</text:p>
      <text:p text:style-name="P2">最后修改: <text:span text:style-name="T1"><text:date style:data-style-name="N84" text:date-value="2011-07-15T10:53:46.99">2011-07-15</text:date></text:span><text:span text:style-name="T1"> <text:s/></text:span><text:span text:style-name="T1"><text:time style:data-style-name="N41" text:time-value="2011-07-15T10:53:46.99">10:53:47</text:time></text:span></text:p>
      <text:p text:style-name="P2">更新说明:</text:p>
      <text:p text:style-name="P2"><text:tab/>V0.1 2009-02-12</text:p>
      <text:p text:style-name="P2"><text:tab/><text:tab/>初始版本讨论稿<text:tab/>yangsz &lt;<text:a xlink:type="simple" xlink:href="mailto:yangsz@hisome.com">yangsz@hisome.com</text:a>&gt;</text:p>
      <text:p text:style-name="P2"><text:tab/>V0.2 2011-07-02</text:p>
      <text:p text:style-name="Standard"><text:tab/><text:tab/><text:tab/><text:tab/><text:tab/>renyi <text:span text:style-name="T5">&lt;renyi</text:span><text:a xlink:type="simple" xlink:href="mailto:yangsz@hisome.com"><text:span text:style-name="T5">@hisome.com</text:span></text:a><text:span text:style-name="T5">&gt;</text:span></text:p>
      <text:p text:style-name="P2"/>
      <text:h text:style-name="P11" text:outline-level="1">说明:</text:h>
      <text:p text:style-name="P9"><text:tab/>本文档说明如何使用config模块对设备的配置功能进行自动化测试</text:p>
      <text:h text:style-name="P12" text:outline-level="1">如何使用本模块</text:h>
      <text:list xml:id="list798663913" text:style-name="L1">
        <text:list-item>
          <text:p text:style-name="P13">编译模块：<text:line-break/>在ATS根目录下的Makefile文件中添加config编译选项：<text:line-break/><text:tab/><text:tab/><text:tab/>MODIR += config<text:line-break/>然后在ats_suite_xxx目录下执行make modules,在执行make modules前执行make clean。最后执行make install 。</text:p>
        </text:list-item>
        <text:list-item>
          <text:p text:style-name="P13">创建自己的配置文件目录：</text:p>
          <text:p text:style-name="P13">编译完之后，在build目录下创建wdir目录，然后拷贝ats_suite_xxx目录下的conf目录到build/wdir下，以及拷贝ats_suite_xxx/modules/模块名称/conf目录下的配置文件到build/wdir/modules目录下。</text:p>
        </text:list-item>
        <text:list-item>
          <text:p text:style-name="P13">执行模块<text:line-break/>在目录build/wdir/conf下的ats_linE.conf中添加自己所要执行的模块名称和相应的配置文件，如下所示：<text:line-break/> [CASE_X]<text:tab/><text:tab/>#X为从0开始的用例编号<text:line-break/> NAME=config.so<text:tab/>#模块名<text:line-break/> CFILE=config.conf<text:tab/>#build/wdir/modules目录下的模块主配置文件<text:line-break/>config.conf是主配置文件，子配置文件（也就是用例文件）在build/wdir/modules/config_case_conf目录下。主要配置方法请看模块主配置文件和子配置文件说明。<text:line-break/>配置文件配置好后，在build目录下执行/ats.bin -f wdir/conf/ats.conf.</text:p>
        </text:list-item>
        <text:list-item>
          <text:p text:style-name="P13">当模块执行完成后，在自定义文件中输出配置用例的结果信息，成功则报告PASS，失败则报告FAIL，并输出error值及对应的字符串信息</text:p>
        </text:list-item>
      </text:list>
      <text:h text:style-name="P12" text:outline-level="1"><text:soft-page-break/>模块主配置文件说明</text:h>
      <text:list xml:id="list139462507" text:style-name="L2">
        <text:list-item>
          <text:p text:style-name="P14">配置头信息，在TARGET字段中指定：</text:p>
        </text:list-item>
      </text:list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6">选项</text:p>
          </table:table-cell>
          <table:table-cell table:style-name="表格1.B1" office:value-type="string">
            <text:p text:style-name="P6">说明</text:p>
          </table:table-cell>
        </table:table-row>
        <table:table-row>
          <table:table-cell table:style-name="表格1.A2" office:value-type="string">
            <text:p text:style-name="P6">IDENTITY</text:p>
          </table:table-cell>
          <table:table-cell table:style-name="表格1.B2" office:value-type="string">
            <text:p text:style-name="P6">目标设备IP，hecp:xxx.xxx.xxx.xxx</text:p>
          </table:table-cell>
        </table:table-row>
        <table:table-row>
          <table:table-cell table:style-name="表格1.A2" office:value-type="string">
            <text:p text:style-name="P6">USERNAME</text:p>
          </table:table-cell>
          <table:table-cell table:style-name="表格1.B2" office:value-type="string">
            <text:p text:style-name="P6">设备访问用户名</text:p>
          </table:table-cell>
        </table:table-row>
        <table:table-row>
          <table:table-cell table:style-name="表格1.A2" office:value-type="string">
            <text:p text:style-name="P6">PWD</text:p>
          </table:table-cell>
          <table:table-cell table:style-name="表格1.B2" office:value-type="string">
            <text:p text:style-name="P6">用户密码</text:p>
          </table:table-cell>
        </table:table-row>
        <table:table-row>
          <table:table-cell table:style-name="表格1.A2" office:value-type="string">
            <text:p text:style-name="P6">FIRST_CHA</text:p>
          </table:table-cell>
          <table:table-cell table:style-name="表格1.B2" office:value-type="string">
            <text:p text:style-name="P6">进行通道配置的第一个通道号</text:p>
          </table:table-cell>
        </table:table-row>
        <table:table-row>
          <table:table-cell table:style-name="表格1.A2" office:value-type="string">
            <text:p text:style-name="P6">LAST_CHA</text:p>
          </table:table-cell>
          <table:table-cell table:style-name="表格1.B2" office:value-type="string">
            <text:p text:style-name="P6">进行通道配置的最后一个通道号</text:p>
          </table:table-cell>
        </table:table-row>
        <table:table-row>
          <table:table-cell table:style-name="表格1.A2" office:value-type="string">
            <text:p text:style-name="P6">RES_FILE</text:p>
          </table:table-cell>
          <table:table-cell table:style-name="表格1.B2" office:value-type="string">
            <text:p text:style-name="P6">保存配置的结果信息</text:p>
          </table:table-cell>
        </table:table-row>
        <table:table-row>
          <table:table-cell table:style-name="表格1.A2" office:value-type="string">
            <text:p text:style-name="P6">LOOP</text:p>
          </table:table-cell>
          <table:table-cell table:style-name="表格1.B2" office:value-type="string">
            <text:p text:style-name="P6">测试循环的次数</text:p>
          </table:table-cell>
        </table:table-row>
        <table:table-row>
          <table:table-cell table:style-name="表格1.A2" office:value-type="string">
            <text:p text:style-name="P6">CFILE_NUM</text:p>
          </table:table-cell>
          <table:table-cell table:style-name="表格1.B2" office:value-type="string">
            <text:p text:style-name="P6">需要执行的用例文件数</text:p>
          </table:table-cell>
        </table:table-row>
      </table:table>
      <text:p text:style-name="P10"/>
      <text:list xml:id="list355664551" text:continue-numbering="true" text:style-name="L2">
        <text:list-item>
          <text:p text:style-name="P14">所要执行的用例文件名，以如下格式指定：</text:p>
          <text:p text:style-name="P14">[CFILE] <text:line-break/>CFILE_01=EN_G.conf <text:s text:c="2"/>＃通道获取的文件<text:line-break/>CFILE_02=EQ_G.conf <text:s text:c="2"/>#设备获取的文件<text:line-break/>CFILE_03=EN_S.conf <text:s text:c="2"/>#通道配置的文件<text:line-break/>CFILE_04=EQ_S.conf <text:s text:c="2"/>#设备配置的文件</text:p>
        </text:list-item>
        <text:list-item>
          <text:p text:style-name="P14">支持的配置选项及说明参见&lt;hxSDK-linE使用手册(K2-C6B0xx-x)&gt;</text:p>
        </text:list-item>
      </text:list>
      <text:h text:style-name="P12" text:outline-level="1" text:is-list-header="true">子配置选项参数说明</text:h>
      <text:p text:style-name="P10"><text:tab/>对于大多数HX_IOCG_XX获取配置选项，不需要配置参数，即允许ARG为空，除了以下几个选项：</text:p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6">配置选项</text:p>
          </table:table-cell>
          <table:table-cell table:style-name="表格3.B1" office:value-type="string">
            <text:p text:style-name="P6">参数</text:p>
          </table:table-cell>
        </table:table-row>
        <table:table-row>
          <table:table-cell table:style-name="表格3.A2" office:value-type="string">
            <text:p text:style-name="P6">HX_IOCG_EQ_IP_ACL</text:p>
          </table:table-cell>
          <table:table-cell table:style-name="表格3.B2" office:value-type="string">
            <text:p text:style-name="P6">ARG = <text:span text:style-name="T2">1</text:span>(获取允许的访问列表) or <text:span text:style-name="T2">2</text:span>(获取禁止的访问列表)</text:p>
          </table:table-cell>
        </table:table-row>
        <table:table-row>
          <table:table-cell table:style-name="表格3.A2" office:value-type="string">
            <text:p text:style-name="P6">HX_IOCG_EQ_SIPURI_ACL</text:p>
          </table:table-cell>
          <table:table-cell table:style-name="表格3.B2" office:value-type="string">
            <text:p text:style-name="P6">ARG = <text:span text:style-name="T2">1</text:span>(获取允许的访问列表) or <text:span text:style-name="T2">2</text:span>(获取禁止的访问列表)</text:p>
          </table:table-cell>
        </table:table-row>
      </table:table>
      <text:p text:style-name="P10"/>
      <text:p text:style-name="P10"><text:tab/>HX_IOCS_XX的参数：</text:p>
      <table:table table:name="表格2" table:style-name="表格2">
        <table:table-column table:style-name="表格2.A"/>
        <table:table-column table:style-name="表格2.B"/>
        <text:soft-page-break/>
        <table:table-row>
          <table:table-cell table:style-name="表格2.A1" office:value-type="string">
            <text:p text:style-name="P6">配置选项</text:p>
          </table:table-cell>
          <table:table-cell table:style-name="表格2.B1" office:value-type="string">
            <text:p text:style-name="P6">参数</text:p>
          </table:table-cell>
        </table:table-row>
        <table:table-row>
          <table:table-cell table:style-name="表格2.A2" table:number-columns-spanned="2" office:value-type="string">
            <text:p text:style-name="P7">设备配置</text:p>
          </table:table-cell>
          <table:covered-table-cell/>
        </table:table-row>
        <table:table-row>
          <table:table-cell table:style-name="表格2.A3" office:value-type="string">
            <text:p text:style-name="P6">HX_IOCS_EQ_HOSTNAME</text:p>
          </table:table-cell>
          <table:table-cell table:style-name="表格2.A2" office:value-type="string">
            <text:p text:style-name="P6">ARG = <text:span text:style-name="T2">hostname</text:span></text:p>
          </table:table-cell>
        </table:table-row>
        <table:table-row>
          <table:table-cell table:style-name="表格2.A3" office:value-type="string">
            <text:p text:style-name="P6">HX_IOCS_EQ_BOOTPROTO</text:p>
          </table:table-cell>
          <table:table-cell table:style-name="表格2.A2" office:value-type="string">
            <text:p text:style-name="P6">ARG = <text:span text:style-name="T2">static</text:span> or <text:span text:style-name="T2">DHCP</text:span> or <text:span text:style-name="T2">PPPoE</text:span></text:p>
          </table:table-cell>
        </table:table-row>
        <table:table-row>
          <table:table-cell table:style-name="表格2.A3" office:value-type="string">
            <text:p text:style-name="P6">HX_IOCS_EQ_IP</text:p>
          </table:table-cell>
          <table:table-cell table:style-name="表格2.A2" office:value-type="string">
            <text:p text:style-name="P6">ARG = <text:span text:style-name="T2">ipaddr</text:span> <text:span text:style-name="T2">netmask</text:span> <text:span text:style-name="T2">gateway</text:span></text:p>
          </table:table-cell>
        </table:table-row>
        <table:table-row>
          <table:table-cell table:style-name="表格2.A3" office:value-type="string">
            <text:p text:style-name="P6">HX_IOCS_EQ_DNS</text:p>
          </table:table-cell>
          <table:table-cell table:style-name="表格2.A2" office:value-type="string">
            <text:p text:style-name="P6">ARG = <text:span text:style-name="T2">DNS1</text:span> <text:span text:style-name="T2">DNS2</text:span></text:p>
          </table:table-cell>
        </table:table-row>
        <table:table-row>
          <table:table-cell table:style-name="表格2.A3" office:value-type="string">
            <text:p text:style-name="P6">HX_IOCS_EQ_PPPOE</text:p>
          </table:table-cell>
          <table:table-cell table:style-name="表格2.A2" office:value-type="string">
            <text:p text:style-name="P6">ARG = <text:span text:style-name="T2">status</text:span>(0 or 1) <text:span text:style-name="T2">isp</text:span> <text:span text:style-name="T2">username</text:span> <text:span text:style-name="T2">password</text:span></text:p>
          </table:table-cell>
        </table:table-row>
        <table:table-row>
          <table:table-cell table:style-name="表格2.A3" office:value-type="string">
            <text:p text:style-name="P6">HX_IOCS_EQ_DATETIME</text:p>
          </table:table-cell>
          <table:table-cell table:style-name="表格2.A2" office:value-type="string">
            <text:p text:style-name="P6">ARG = <text:span text:style-name="T2">year</text:span> <text:span text:style-name="T2">month</text:span> <text:span text:style-name="T2">day</text:span> <text:span text:style-name="T2">hour</text:span> <text:span text:style-name="T2">minute</text:span> <text:span text:style-name="T2">second（只能get ,不能set)</text:span></text:p>
          </table:table-cell>
        </table:table-row>
        <table:table-row>
          <table:table-cell table:style-name="表格2.A3" office:value-type="string">
            <text:p text:style-name="P6">HX_IOCS_EQ_USER</text:p>
          </table:table-cell>
          <table:table-cell table:style-name="表格2.A2" office:value-type="string">
            <text:p text:style-name="P6">ARG = <text:span text:style-name="T2">username</text:span> <text:span text:style-name="T2">password</text:span> <text:span text:style-name="T2">gid</text:span></text:p>
          </table:table-cell>
        </table:table-row>
        <table:table-row>
          <table:table-cell table:style-name="表格2.A3" office:value-type="string">
            <text:p text:style-name="P6">HX_IOCS_EQ_GROUP</text:p>
          </table:table-cell>
          <table:table-cell table:style-name="表格2.A2" office:value-type="string">
            <text:p text:style-name="P6">ARG = <text:span text:style-name="T2">gid</text:span> <text:span text:style-name="T2">capabilities</text:span> <text:span text:style-name="T2">openChannel</text:span></text:p>
          </table:table-cell>
        </table:table-row>
        <table:table-row>
          <table:table-cell table:style-name="表格2.A3" office:value-type="string">
            <text:p text:style-name="P6">HX_IOCS_EQ_HOSTS</text:p>
          </table:table-cell>
          <table:table-cell table:style-name="表格2.A2" office:value-type="string">
            <text:p text:style-name="P6">ARG = <text:span text:style-name="T2">hostIP</text:span> <text:span text:style-name="T2">hostname</text:span></text:p>
          </table:table-cell>
        </table:table-row>
        <table:table-row>
          <table:table-cell table:style-name="表格2.A3" office:value-type="string">
            <text:p text:style-name="P6">HX_IOCS_EQ_DISK</text:p>
          </table:table-cell>
          <table:table-cell table:style-name="表格2.A2" office:value-type="string">
            <text:p text:style-name="P6">ARG = <text:span text:style-name="T2">partition-name</text:span> <text:span text:style-name="T3">fstype(</text:span><text:span text:style-name="T6">目前不支持</text:span><text:span text:style-name="T3">)</text:span></text:p>
          </table:table-cell>
        </table:table-row>
        <table:table-row>
          <table:table-cell table:style-name="表格2.A3" office:value-type="string">
            <text:p text:style-name="P6">HX_IOCS_EQ_SIP</text:p>
          </table:table-cell>
          <table:table-cell table:style-name="表格2.A2" office:value-type="string">
            <text:p text:style-name="P6">ARG = <text:span text:style-name="T2">username</text:span> <text:span text:style-name="T2">pwd</text:span> <text:span text:style-name="T2">realm</text:span> <text:span text:style-name="T2">outbound_proxy</text:span> <text:s text:c="21"/><text:span text:style-name="T2">outbound_proxy_port</text:span> <text:span text:style-name="T2">regsrv</text:span> <text:span text:style-name="T2">regsrv_port</text:span></text:p>
          </table:table-cell>
        </table:table-row>
        <table:table-row>
          <table:table-cell table:style-name="表格2.A3" office:value-type="string">
            <text:p text:style-name="P6">HX_IOCS_EQ_UDP_PKTSIZE</text:p>
          </table:table-cell>
          <table:table-cell table:style-name="表格2.A2" office:value-type="string">
            <text:p text:style-name="P6">ARG = <text:span text:style-name="T2">pktsize</text:span></text:p>
          </table:table-cell>
        </table:table-row>
        <table:table-row>
          <table:table-cell table:style-name="表格2.A3" office:value-type="string">
            <text:p text:style-name="P6">HX_IOCS_EQ_IP_ACL</text:p>
          </table:table-cell>
          <table:table-cell table:style-name="表格2.A2" office:value-type="string">
            <text:p text:style-name="P6">ARG = <text:span text:style-name="T2">acl</text:span>(1=allow,2=forbidden) <text:span text:style-name="T2">method</text:span>(1=add,2=del) <text:span text:style-name="T2">address</text:span> </text:p>
          </table:table-cell>
        </table:table-row>
        <table:table-row>
          <table:table-cell table:style-name="表格2.A3" office:value-type="string">
            <text:p text:style-name="P6">HX_IOCS_EQ_SIPURI_ACL</text:p>
          </table:table-cell>
          <table:table-cell table:style-name="表格2.A2" office:value-type="string">
            <text:p text:style-name="P6">ARG = <text:span text:style-name="T2">acl</text:span>(1=allow,2=forbidden) <text:span text:style-name="T2">method</text:span>(1=add,2=del) <text:span text:style-name="T2">address</text:span> </text:p>
          </table:table-cell>
        </table:table-row>
        <table:table-row>
          <table:table-cell table:style-name="表格2.A3" office:value-type="string">
            <text:p text:style-name="P6">HX_IOCS_EQ_EQUIPMENT_ID</text:p>
          </table:table-cell>
          <table:table-cell table:style-name="表格2.A2" office:value-type="string">
            <text:p text:style-name="P6">ARG = <text:span text:style-name="T2">eID</text:span><text:span text:style-name="T4">(0--255)</text:span></text:p>
          </table:table-cell>
        </table:table-row>
        <table:table-row>
          <table:table-cell table:style-name="表格2.A3" office:value-type="string">
            <text:p text:style-name="P6">HX_IOCS_EQ_KTASK</text:p>
          </table:table-cell>
          <table:table-cell table:style-name="表格2.A2" office:value-type="string">
            <text:p text:style-name="P6">ARG = <text:span text:style-name="T2">TID</text:span><text:span text:style-name="T3">(</text:span><text:span text:style-name="T6">目前不支持）</text:span></text:p>
          </table:table-cell>
        </table:table-row>
        <table:table-row>
          <table:table-cell table:style-name="表格2.A3" office:value-type="string">
            <text:p text:style-name="P6">HX_IOCS_EQ_STASK</text:p>
          </table:table-cell>
          <table:table-cell table:style-name="表格2.A2" office:value-type="string">
            <text:p text:style-name="P6">ARG = <text:span text:style-name="T2">ChaID</text:span> <text:span text:style-name="T2">TID</text:span><text:span text:style-name="T3">(</text:span><text:span text:style-name="T6">目前不支持）</text:span></text:p>
          </table:table-cell>
        </table:table-row>
        <table:table-row>
          <table:table-cell table:style-name="表格2.A3" office:value-type="string">
            <text:p text:style-name="P6">HX_IOCS_EQ_LOGSERVER</text:p>
          </table:table-cell>
          <table:table-cell table:style-name="表格2.A2" office:value-type="string">
            <text:p text:style-name="P6">ARG = <text:span text:style-name="T2">srvIP</text:span> <text:span text:style-name="T2">srvPort</text:span> <text:span text:style-name="T2">level</text:span></text:p>
          </table:table-cell>
        </table:table-row>
        <table:table-row>
          <table:table-cell table:style-name="表格2.A3" office:value-type="string">
            <text:p text:style-name="P6">HX_IOCS_EQ_GAUUID</text:p>
          </table:table-cell>
          <table:table-cell table:style-name="表格2.A2" office:value-type="string">
            <text:p text:style-name="P6">ARG = <text:span text:style-name="T2">government</text:span> <text:span text:style-name="T2">industry</text:span> <text:span text:style-name="T2">category</text:span> <text:span text:style-name="T2">seq</text:span></text:p>
          </table:table-cell>
        </table:table-row>
        <table:table-row>
          <table:table-cell table:style-name="表格2.A3" office:value-type="string">
            <text:p text:style-name="P6">HX_IOCS_EQ_COMMIT</text:p>
          </table:table-cell>
          <table:table-cell table:style-name="表格2.A2" office:value-type="string">
            <text:p text:style-name="P6">ARG = 1(YES)</text:p>
          </table:table-cell>
        </table:table-row>
        <table:table-row>
          <table:table-cell table:style-name="表格2.A3" office:value-type="string">
            <text:p text:style-name="P6">HX_IOCS_EQ_DEFAULT</text:p>
          </table:table-cell>
          <table:table-cell table:style-name="表格2.A2" office:value-type="string">
            <text:p text:style-name="P6">ARG = 1(YES)</text:p>
          </table:table-cell>
        </table:table-row>
        <table:table-row>
          <table:table-cell table:style-name="表格2.A3" office:value-type="string">
            <text:p text:style-name="P6">HX_IOCS_EQ_REBOOT</text:p>
          </table:table-cell>
          <table:table-cell table:style-name="表格2.A2" office:value-type="string">
            <text:p text:style-name="P6">ARG = 1(YES)</text:p>
          </table:table-cell>
        </table:table-row>
        <table:table-row table:style-name="表格2.25">
          <table:table-cell table:style-name="表格2.A3" office:value-type="string">
            <text:p text:style-name="P6">HX_IOCG/S_EQ_CAN_IN<text:soft-page-break/>DEX</text:p>
          </table:table-cell>
          <table:table-cell table:style-name="表格2.A2" office:value-type="string">
            <text:p text:style-name="P6">ARG＝index(0-10)</text:p>
          </table:table-cell>
        </table:table-row>
        <table:table-row>
          <table:table-cell table:style-name="表格2.A3" office:value-type="string">
            <text:p text:style-name="P6">HX_IOCG/S_EQ_RW_NUM</text:p>
          </table:table-cell>
          <table:table-cell table:style-name="表格2.A2" office:value-type="string">
            <text:p text:style-name="P6">ARG=roadway num(1-4)</text:p>
          </table:table-cell>
        </table:table-row>
        <table:table-row>
          <table:table-cell table:style-name="表格2.A2" table:number-columns-spanned="2" office:value-type="string">
            <text:p text:style-name="P7">通道配置</text:p>
          </table:table-cell>
          <table:covered-table-cell/>
        </table:table-row>
        <table:table-row>
          <table:table-cell table:style-name="表格2.A3" office:value-type="string">
            <text:p text:style-name="P6">HX_IOCS_EN_NAME</text:p>
          </table:table-cell>
          <table:table-cell table:style-name="表格2.A2" office:value-type="string">
            <text:p text:style-name="P6">ARG = <text:span text:style-name="T2">hostname</text:span></text:p>
          </table:table-cell>
        </table:table-row>
        <table:table-row>
          <table:table-cell table:style-name="表格2.A3" office:value-type="string">
            <text:p text:style-name="P6">HX_IOCS_EN_VIDEO_BITRATE</text:p>
          </table:table-cell>
          <table:table-cell table:style-name="表格2.A2" office:value-type="string">
            <text:p text:style-name="P6">ARG = <text:span text:style-name="T2">video-bitrate</text:span></text:p>
          </table:table-cell>
        </table:table-row>
        <table:table-row>
          <table:table-cell table:style-name="表格2.A3" office:value-type="string">
            <text:p text:style-name="P6">HX_IOCS_EN_VIDEO_IFRAMEINTERVAL</text:p>
          </table:table-cell>
          <table:table-cell table:style-name="表格2.A2" office:value-type="string">
            <text:p text:style-name="P6">ARG = <text:span text:style-name="T2">video-Iframeinterval</text:span></text:p>
          </table:table-cell>
        </table:table-row>
        <table:table-row>
          <table:table-cell table:style-name="表格2.A3" office:value-type="string">
            <text:p text:style-name="P6">HX_IOCS_EN_VIDEO_COLOR</text:p>
          </table:table-cell>
          <table:table-cell table:style-name="表格2.A2" office:value-type="string">
            <text:p text:style-name="P6">ARG = <text:span text:style-name="T2">brightness</text:span> <text:span text:style-name="T2">contrast</text:span> <text:span text:style-name="T2">saturation hue</text:span></text:p>
          </table:table-cell>
        </table:table-row>
        <table:table-row>
          <table:table-cell table:style-name="表格2.A3" office:value-type="string">
            <text:p text:style-name="P6">HX_IOCS_EN_VIDEO_OSD</text:p>
          </table:table-cell>
          <table:table-cell table:style-name="表格2.A2" office:value-type="string">
            <text:p text:style-name="P6">ARG = <text:span text:style-name="T2">ID</text:span><text:span text:style-name="T4">(0-7)</text:span> <text:span text:style-name="T2">status</text:span>(1:disable/0:enable) <text:span text:style-name="T2">type</text:span>(0=title,1=time,2=text,3=mpeg.param) <text:span text:style-name="T2">color</text:span>(0=black,1=white) <text:span text:style-name="T2">xpos</text:span> <text:span text:style-name="T2">ypos</text:span> </text:p>
          </table:table-cell>
        </table:table-row>
        <table:table-row>
          <table:table-cell table:style-name="表格2.A3" office:value-type="string">
            <text:p text:style-name="P6">HX_IOCS_EN_MULTICAST</text:p>
          </table:table-cell>
          <table:table-cell table:style-name="表格2.A2" office:value-type="string">
            <text:p text:style-name="P6">ARG = <text:span text:style-name="T2">status</text:span>(1/0) <text:span text:style-name="T2">IP</text:span> <text:span text:style-name="T2">port</text:span> <text:span text:style-name="T2">TTL</text:span> <text:span text:style-name="T2">pktsize</text:span></text:p>
          </table:table-cell>
        </table:table-row>
        <table:table-row>
          <table:table-cell table:style-name="表格2.A3" office:value-type="string">
            <text:p text:style-name="P6">HX_IOCS_EN_PTZ</text:p>
          </table:table-cell>
          <table:table-cell table:style-name="表格2.A2" office:value-type="string">
            <text:p text:style-name="P6">ARG = <text:span text:style-name="T2">status</text:span> <text:span text:style-name="T2">protocol-name</text:span> <text:span text:style-name="T2">address</text:span></text:p>
          </table:table-cell>
        </table:table-row>
        <table:table-row>
          <table:table-cell table:style-name="表格2.A3" office:value-type="string">
            <text:p text:style-name="P6">HX_IOCS_EN_RECWD</text:p>
          </table:table-cell>
          <table:table-cell table:style-name="表格2.A2" office:value-type="string">
            <text:p text:style-name="P6">ARG = <text:span text:style-name="T2">wd</text:span> <text:span text:style-name="T2">status</text:span> <text:span text:style-name="T2">start-time</text:span> <text:span text:style-name="T2">end-time</text:span> <text:span text:style-name="T2">index</text:span></text:p>
          </table:table-cell>
        </table:table-row>
        <table:table-row>
          <table:table-cell table:style-name="表格2.A3" office:value-type="string">
            <text:p text:style-name="P6">HX_IOCS_EN_MDET</text:p>
          </table:table-cell>
          <table:table-cell table:style-name="表格2.A2" office:value-type="string">
            <text:p text:style-name="P6">ARG = <text:span text:style-name="T2">status</text:span> <text:span text:style-name="T2">row</text:span> <text:span text:style-name="T2">col</text:span> <text:span text:style-name="T2">value</text:span><text:span text:style-name="T3">(</text:span><text:span text:style-name="T6">目前不支持）</text:span></text:p>
          </table:table-cell>
        </table:table-row>
        <table:table-row>
          <table:table-cell table:style-name="表格2.A3" office:value-type="string">
            <text:p text:style-name="P6">HX_IOCS_EN_SIP</text:p>
          </table:table-cell>
          <table:table-cell table:style-name="表格2.A2" office:value-type="string">
            <text:p text:style-name="P6">ARG = <text:span text:style-name="T2">username</text:span> <text:span text:style-name="T2">pwd</text:span> <text:span text:style-name="T2">realm</text:span> <text:span text:style-name="T2">outbound_proxy</text:span> <text:s text:c="21"/><text:span text:style-name="T2">outbound_proxy_port</text:span> <text:span text:style-name="T2">regsrv</text:span> <text:span text:style-name="T2">regsrv_port</text:span></text:p>
          </table:table-cell>
        </table:table-row>
        <table:table-row>
          <table:table-cell table:style-name="表格2.A3" office:value-type="string">
            <text:p text:style-name="P6">HX_IOCS_EN_VIDEO_BITRATE_RAW</text:p>
          </table:table-cell>
          <table:table-cell table:style-name="表格2.A2" office:value-type="string">
            <text:p text:style-name="P6">ARG = <text:span text:style-name="T2">bitrate</text:span></text:p>
          </table:table-cell>
        </table:table-row>
        <table:table-row>
          <table:table-cell table:style-name="表格2.A3" office:value-type="string">
            <text:p text:style-name="P6">HX_IOCS_EN_DEFAULT</text:p>
          </table:table-cell>
          <table:table-cell table:style-name="表格2.A2" office:value-type="string">
            <text:p text:style-name="P6">ARG = 1(YES)</text:p>
          </table:table-cell>
        </table:table-row>
        <table:table-row>
          <table:table-cell table:style-name="表格2.A3" office:value-type="string">
            <text:p text:style-name="P6">HX_IOCS_EN_KTASK</text:p>
          </table:table-cell>
          <table:table-cell table:style-name="表格2.A2" office:value-type="string">
            <text:p text:style-name="P6">ARG = <text:span text:style-name="T2">TID</text:span><text:span text:style-name="T3">(</text:span><text:span text:style-name="T6">目前不支持）</text:span></text:p>
          </table:table-cell>
        </table:table-row>
        <table:table-row>
          <table:table-cell table:style-name="表格2.A3" office:value-type="string">
            <text:p text:style-name="P6">HX_IOCS_EN_STASK</text:p>
          </table:table-cell>
          <table:table-cell table:style-name="表格2.A2" office:value-type="string">
            <text:p text:style-name="P6">ARG = <text:span text:style-name="T2">TID</text:span><text:span text:style-name="T3">(</text:span><text:span text:style-name="T6">目前不支持）</text:span></text:p>
          </table:table-cell>
        </table:table-row>
        <table:table-row>
          <table:table-cell table:style-name="表格2.A3" office:value-type="string">
            <text:p text:style-name="P6">HX_IOCS_EN_VIDEO_BITRATE_SUB</text:p>
          </table:table-cell>
          <table:table-cell table:style-name="表格2.A2" office:value-type="string">
            <text:p text:style-name="P6">ARG=<text:span text:style-name="T2">video-bitrate stype 如：LOW subA</text:span></text:p>
          </table:table-cell>
        </table:table-row>
        <table:table-row>
          <table:table-cell table:style-name="表格2.A3" office:value-type="string">
            <text:p text:style-name="P6">HX_IOCS_EN_VIDEO_BITRATE_RAW_SUB</text:p>
          </table:table-cell>
          <table:table-cell table:style-name="表格2.A2" office:value-type="string">
            <text:p text:style-name="P6">ARG=bitrate stype 如：512 subA</text:p>
          </table:table-cell>
        </table:table-row>
        <table:table-row>
          <table:table-cell table:style-name="表格2.A3" office:value-type="string">
            <text:p text:style-name="P6">HX_IOCS_EN_VIDEO_FRAMERATE_SUB</text:p>
          </table:table-cell>
          <table:table-cell table:style-name="表格2.A2" office:value-type="string">
            <text:p text:style-name="P8">ARG=video framerate stype 如：25 main</text:p>
          </table:table-cell>
        </table:table-row>
        <table:table-row>
          <table:table-cell table:style-name="表格2.A3" office:value-type="string">
            <text:p text:style-name="P6">HX_IOCS_EN_VIDEO_IFRAMEINTERVAL_SUB</text:p>
          </table:table-cell>
          <table:table-cell table:style-name="表格2.A2" office:value-type="string">
            <text:p text:style-name="P6">ARG=<text:span text:style-name="T2">video-Iframeinterval stype 如：100 <text:s/>main </text:span></text:p>
          </table:table-cell>
        </table:table-row>
      </table:table>
      <text:h text:style-name="P16" text:outline-level="5"><text:soft-page-break/><text:s text:c="5"/>注：config.conf文件里主要配置target和所要测试的配置文件的文件名，如：</text:h>
      <text:p text:style-name="P10"><text:tab/><text:tab/><text:tab/>IOCG_EN_CFILE=EN_G.conf </text:p>
      <text:p text:style-name="P10"><text:s text:c="6"/><text:tab/><text:tab/>IOCG_EQ_CFILE=EQ_G.conf </text:p>
      <text:p text:style-name="P10"><text:s text:c="5"/><text:tab/><text:tab/><text:tab/>IOCS_EN_CFILE=EN_S.conf </text:p>
      <text:p text:style-name="P10"><text:s text:c="6"/><text:tab/><text:tab/>IOCS_EQ_CFILE=EQ_S.conf</text:p>
      <text:h text:style-name="P16" text:outline-level="5">以上配置文件的文件名要和 build/modules/config-mod-conf目录下的配置文件的文件名要相同。</text:h>
      <text:h text:style-name="P17" text:outline-level="5">设备和通道的获取或配置的文件都在config-mod-conf目录下的文件里配置，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sans1" svg:font-family="Lucidasans"/>
    <style:font-face style:name="SimHei" svg:font-family="SimHei"/>
    <style:font-face style:name="SimSun" svg:font-family="SimSun"/>
    <style:font-face style:name="AR PL KaitiM GB" svg:font-family="'AR PL KaitiM GB'" style:font-pitch="variable"/>
    <style:font-face style:name="AR PL SungtiL GB" svg:font-family="'AR PL SungtiL GB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SimSun" style:font-size-asian="12pt" style:language-asian="zh" style:country-asian="CN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SimHei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asian="SimSun"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style:font-name-asian="AR PL KaitiM GB" style:font-size-asian="10pt" style:font-size-complex="10pt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Footer">
      <style:paragraph-properties fo:text-align="center" style:justify-single-word="false"/>
      <style:text-properties style:font-name="AR PL KaitiM GB" fo:font-size="8pt" style:font-name-asian="AR PL KaitiM GB" style:font-size-asian="8pt" style:font-size-complex="8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杭州恒生数字设备科技有限公司&lt;&lt;研发内部文档&gt;&gt;</text:p>
        <text:p text:style-name="MP1"><draw:line text:anchor-type="paragraph" draw:z-index="4" draw:style-name="Mgr1" draw:text-style-name="MP2" svg:x1="0.531cm" svg:y1="0.116cm" svg:x2="16.083cm" svg:y2="0.116cm"><text:p/></draw:line></text:p>
      </style:header>
      <style:footer>
        <text:p text:style-name="MP3"><draw:line text:anchor-type="paragraph" draw:z-index="9" draw:style-name="Mgr1" draw:text-style-name="MP2" svg:x1="4.177cm" svg:y1="0.168cm" svg:x2="13.067cm" svg:y2="0.168cm"><text:p/></draw:line></text:p>
        <text:p text:style-name="MP4">第<text:page-number text:select-page="current">5</text:page-number>页 <text:s text:c="3"/>共<text:page-count>5</text:page-count>页 <text:s text:c="3"/>最后修改: <text:s/><text:date style:data-style-name="N84" text:date-value="2011-07-15T10:53:46.99">2011-07-15</text:date> <text:s/><text:time style:data-style-name="N41" text:time-value="2011-07-15T10:53:46.99">10:53:47</text:ti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meta:initial-creator>yangsz</meta:initial-creator>
    <meta:creation-date>2009-02-12T11:43:15</meta:creation-date>
    <dc:date>2011-07-15T10:53:46</dc:date>
    <meta:editing-cycles>100</meta:editing-cycles>
    <meta:editing-duration>PT14H40M31S</meta:editing-duration>
    <dc:creator>Administrator </dc:creator>
    <meta:document-statistic meta:table-count="3" meta:image-count="0" meta:object-count="0" meta:page-count="5" meta:paragraph-count="145" meta:word-count="768" meta:character-count="3955"/>
    <meta:user-defined meta:name="Info 1"/>
    <meta:user-defined meta:name="Info 2"/>
    <meta:user-defined meta:name="Info 3"/>
    <meta:user-defined meta:name="Info 4"/>
  </office:meta>
</office:document-meta>
</file>